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24f" officeooo:paragraph-rsid="0017c24f"/>
    </style:style>
    <style:style style:name="P2" style:family="paragraph" style:parent-style-name="Standard">
      <style:text-properties officeooo:rsid="0018eb65" officeooo:paragraph-rsid="0018eb65"/>
    </style:style>
    <style:style style:name="P3" style:family="paragraph" style:parent-style-name="Standard">
      <style:text-properties officeooo:rsid="0018fb19" officeooo:paragraph-rsid="0018fb19"/>
    </style:style>
    <style:style style:name="P4" style:family="paragraph" style:parent-style-name="Standard">
      <style:text-properties officeooo:rsid="0019ead0" officeooo:paragraph-rsid="0019ead0"/>
    </style:style>
    <style:style style:name="P5" style:family="paragraph" style:parent-style-name="Standard">
      <style:text-properties officeooo:rsid="001bbb7c" officeooo:paragraph-rsid="001bbb7c"/>
    </style:style>
    <style:style style:name="T1" style:family="text">
      <style:text-properties officeooo:rsid="0018fb19"/>
    </style:style>
    <style:style style:name="T2" style:family="text">
      <style:text-properties officeooo:rsid="0019ead0"/>
    </style:style>
    <style:style style:name="T3" style:family="text">
      <style:text-properties officeooo:rsid="0019f1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Enumera 6 herramientas del los paquetes ofimaticos web</text:p>
      <text:p text:style-name="P1"/>
      <text:p text:style-name="P1"/>
      <text:p text:style-name="P1">2 Enumera 5 gestores de contenido describiendo alguna caracteristica destacada y tecnologia que utiliza</text:p>
      <text:p text:style-name="P1"/>
      <text:p text:style-name="P1">3 Características técnicas de Liferay</text:p>
      <text:p text:style-name="P1"/>
      <text:p text:style-name="P1">a. Es dependiente del sistema operativo que tengamos </text:p>
      <text:p text:style-name="P1">b, Es agnostica de la base de datos pero no del servidor de aplicaciones </text:p>
      <text:p text:style-name="P2">c. Es agnostico del servidor de aplicaciones pero no de la base de datos.</text:p>
      <text:p text:style-name="P2">e. Esta basada en una arquitectura J3EE</text:p>
      <text:p text:style-name="P2">f. Todas falsas</text:p>
      <text:p text:style-name="P2"/>
      <text:p text:style-name="P2">4 Requisitos minimos para la instalacion del bundle Liferay son:</text:p>
      <text:p text:style-name="P2"/>
      <text:p text:style-name="P2">a.Tener instalado Mysql, Java Runtime Enviroment y ANT</text:p>
      <text:p text:style-name="P2">b Tener instalado Ant y cualquier Base de datos</text:p>
      <text:p text:style-name="P2">c. Tener instalado Java en cualquiera de sus versiones</text:p>
      <text:p text:style-name="P2">d. Tener instalado Java Developement Kit y Mysql.</text:p>
      <text:p text:style-name="P2"/>
      <text:p text:style-name="P2">5 Funcionalidades de Liferay: Indica la certeza o falsedad de las siguientes afirmaciones:</text:p>
      <text:p text:style-name="P2"/>
      <text:p text:style-name="P2">a. Solo se pueden crear espacios Web sobre Organizaciones o sobre Sites.</text:p>
      <text:p text:style-name="P2">b. Un usuario no puede ser mienbro de varios sitios Web. </text:p>
      <text:p text:style-name="P2">c. Todos los usuarios del portal tienen como minimo el rol de Power User.</text:p>
      <text:p text:style-name="P2">d. Los usuarios se deben logear al sistema obligatoriamente con su correo.</text:p>
      <text:p text:style-name="P2"/>
      <text:p text:style-name="P2">6 (Respuestas Cortas)</text:p>
      <text:p text:style-name="P2"/>
      <text:p text:style-name="P2">- Si queremos modificar el aspecto del portal con un <text:span text:style-name="T1">modulo o plugin de un tercero </text:span><text:s/></text:p>
      <text:p text:style-name="P3">un plugin que localizaremos en:____</text:p>
      <text:p text:style-name="P3">- La versión que nos da derecho a soporte de errores del producto base es conocida como:__</text:p>
      <text:p text:style-name="P3">- La integración de Liferay con otros sistemas se realiza desarrollando modulos que utilizan las ____ de estos sistemas</text:p>
      <text:p text:style-name="P3">- Las url que podemos adaptar para que nuestras paginas tengan direcciones mas legibles y recordables se denominan___</text:p>
      <text:p text:style-name="P3"/>
      <text:p text:style-name="P3">7 Marque V o F </text:p>
      <text:p text:style-name="P3"/>
      <text:p text:style-name="P3"><text:span text:style-name="T2">1 <text:s/></text:span>Los plugins de tipo theme nos permite solo cambiar las imágenes .css y javascript del aspecto de un sitio web…</text:p>
      <text:p text:style-name="P3"><text:span text:style-name="T2">2 <text:s/></text:span>Los plugins de tipo layouttpl nos permiten ampliar los tipos de distribuciones de la paginas para colocar las aplicaciones que nos ofrece el portal..</text:p>
      <text:p text:style-name="P3"><text:span text:style-name="T2">3 <text:s/></text:span>Los plugins de tipo portlet principalmente integran sistemas de terceros.... .</text:p>
      <text:p text:style-name="P3"><text:span text:style-name="T2">4 <text:s/>L</text:span>os plugins de tipo hook nos permiten ampliar la funcionalidad del portal entre ot<text:span text:style-name="T2">ras</text:span> Cosas. </text:p>
      <text:p text:style-name="P4">5 <text:s/>Los plugins de tipo ext son adecuados ya que nos permiten cambiar todo en el portal base….</text:p>
      <text:p text:style-name="P3"/>
      <text:p text:style-name="P3"/>
      <text:p text:style-name="P3"/>
      <text:p text:style-name="P3"/>
      <text:p text:style-name="P3"/>
      <text:p text:style-name="P4"><text:soft-page-break/>8 Arquitecura Liferay </text:p>
      <text:p text:style-name="P4"/>
      <text:p text:style-name="P4">Enumera </text:p>
      <text:p text:style-name="P4">Nº<text:tab/>Pregunta </text:p>
      <text:p text:style-name="P4">1<text:tab/>Tres frameworks que utiliza Liferay</text:p>
      <text:p text:style-name="P4">2<text:tab/>Una de las tecnologias Web Service utilizadas </text:p>
      <text:p text:style-name="P4">3<text:tab/>Los dos tipos de servicios en la capa de negocio </text:p>
      <text:p text:style-name="P4">4<text:tab/>Dos <text:span text:style-name="T3">tecnologías</text:span> utilizadas en la capa de <text:span text:style-name="T3">Persistencia</text:span> o Indexacion</text:p>
      <text:p text:style-name="P4"/>
      <text:p text:style-name="P4">Completa</text:p>
      <text:p text:style-name="P4">N.º <text:tab/>Pregunta</text:p>
      <text:p text:style-name="P5">1<text:tab/>Las principales razones para los cambios de versiones continuos sol la ____ y _____</text:p>
      <text:p text:style-name="P5">2<text:tab/>El kit de desarrollo que ofrece liferay nos permite crear _____ que____ el <text:s/>portal para <text:tab/>conseguir adaptarlo a nuestras necesidades </text:p>
      <text:p text:style-name="P5">3<text:tab/>El orden estrategico para adaptar el portal con el fin de hacerlo mas mantenido ???? son:</text:p>
      <text:p text:style-name="P5"><text:tab/>___</text:p>
      <text:p text:style-name="P5"><text:tab/>___<text:tab/></text:p>
      <text:p text:style-name="P5"><text:tab/>____</text:p>
      <text:p text:style-name="P5"/>
      <text:p text:style-name="P5">9 Ordena según el nivel de dificultad de actualizacion de menor a Mayor. </text:p>
      <text:p text:style-name="P5"><text:tab/>Extender las clases de Liferay</text:p>
      <text:p text:style-name="P5"><text:tab/>Crear Punto de extension__</text:p>
      <text:p text:style-name="P5"><text:tab/>Crear un Portlet__</text:p>
      <text:p text:style-name="P5"><text:tab/>Llamadas a servicios de Liferay utilidades o atributos especificos. __</text:p>
      <text:p text:style-name="P5"><text:tab/>Sobrescribir JSPs_____</text:p>
      <text:p text:style-name="P5"/>
      <text:p text:style-name="P4"/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21:55:16.425634150</meta:creation-date>
    <dc:date>2020-02-21T23:18:39.663788754</dc:date>
    <meta:editing-duration>PT15M2S</meta:editing-duration>
    <meta:editing-cycles>1</meta:editing-cycles>
    <meta:document-statistic meta:table-count="0" meta:image-count="0" meta:object-count="0" meta:page-count="2" meta:paragraph-count="51" meta:word-count="493" meta:character-count="2934" meta:non-whitespace-character-count="2461"/>
    <meta:generator>LibreOffice/6.4.0.3$Linux_X86_64 LibreOffice_project/b0a288ab3d2d4774cb44b62f04d5d28733ac6df8</meta:generator>
  </office:meta>
</office:document-meta>
</file>